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7e25c4" officeooo:paragraph-rsid="007e25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e25c4" officeooo:paragraph-rsid="007e25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25c4" officeooo:paragraph-rsid="0082d0a9" style:font-weight-asian="bold" style:font-weight-complex="bol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f98c8" style:font-weight-asian="normal" style:font-weight-complex="normal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e25c4" style:font-weight-asian="normal" style:font-weight-complex="normal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T1" style:family="text">
      <style:text-properties fo:font-weight="normal" officeooo:rsid="007f98c8" style:font-weight-asian="normal" style:font-weight-complex="normal"/>
    </style:style>
    <style:style style:name="T2" style:family="text">
      <style:text-properties fo:font-weight="normal" officeooo:rsid="0082d0a9" style:font-weight-asian="normal" style:font-weight-complex="normal"/>
    </style:style>
    <style:style style:name="T3" style:family="text">
      <style:text-properties fo:font-weight="normal" officeooo:rsid="0085a9fc" style:font-weight-asian="normal" style:font-weight-complex="normal"/>
    </style:style>
    <style:style style:name="T4" style:family="text">
      <style:text-properties style:font-name="Nimbus Mono L" fo:font-weight="normal" officeooo:rsid="007f98c8" style:font-weight-asian="normal" style:font-weight-complex="normal"/>
    </style:style>
    <style:style style:name="T5" style:family="text">
      <style:text-properties style:font-name="Nimbus Mono L" fo:font-weight="normal" officeooo:rsid="0082d0a9" style:font-weight-asian="normal" style:font-weight-complex="normal"/>
    </style:style>
    <style:style style:name="T6" style:family="text">
      <style:text-properties officeooo:rsid="008212b5"/>
    </style:style>
    <style:style style:name="T7" style:family="text">
      <style:text-properties officeooo:rsid="0082d0a9"/>
    </style:style>
    <style:style style:name="T8" style:family="text">
      <style:text-properties officeooo:rsid="0087b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Input )<text:tab/> <text:s text:c="6"/>“to ru gi <text:span text:style-name="T7">pai</text:span> to hui”</text:p>
      <text:p text:style-name="P1"/>
      <text:p text:style-name="P2">Read<text:tab/><text:tab/>→ <text:s text:c="2"/>(to ru “gi” “<text:span text:style-name="T7">pai”</text:span> to “hui”)</text:p>
      <text:p text:style-name="P1"/>
      <text:p text:style-name="P4">Immediately after this stage, check for unknown-word errors.</text:p>
      <text:p text:style-name="P1"/>
      <text:p text:style-name="P2">Parse<text:tab/><text:tab/>→ <text:s text:c="2"/>(ru <text:span text:style-name="T7">(xy </text:span>“gi” “<text:span text:style-name="T7">pai”)</text:span> “hui”)</text:p>
      <text:p text:style-name="P1"/>
      <text:p text:style-name="P5">This stage should return early with a failure notice if something fails to parse.</text:p>
      <text:p text:style-name="P1"/>
      <text:p text:style-name="P2">Interpret<text:tab/>→ <text:s text:c="2"/>( <text:s/>(ru <text:span text:style-name="T7">(xy &lt;</text:span>gi<text:span text:style-name="T6">&gt; &lt;pai&gt;)</text:span> <text:span text:style-name="T6">&lt;</text:span>hui<text:span text:style-name="T6">&gt;</text:span>) <text:s/>(ru <text:span text:style-name="T7">(xy &lt;</text:span>gi A<text:span text:style-name="T6">&gt; &lt;pai&gt;)</text:span> <text:span text:style-name="T6">&lt;</text:span>hui<text:span text:style-name="T6">&gt;</text:span>) <text:s/>… )</text:p>
      <text:p text:style-name="P1"/>
      <text:p text:style-name="P5">This stage is responsible for determining which interpretations are useful. <text:s/>Eventually, there will be settings to control exactly how it is decided. <text:s/><text:span text:style-name="T8">This stage may be obsoleted since solpahi confirmed the full-arity-only parse.</text:span></text:p>
      <text:p text:style-name="P1"/>
      <text:p text:style-name="P2">Render<text:tab/>→ <text:s text:c="2"/>( <text:s/><text:span text:style-name="T6">&lt;</text:span>lu to ru (<text:span text:style-name="T7">lu to ru (</text:span>gi<text:span text:style-name="T7">) to (pai)</text:span>) to (hui)<text:span text:style-name="T6">&gt;</text:span> <text:s/><text:span text:style-name="T6">&lt;</text:span>lu to ru (gi <text:span text:style-name="T7">(pai)</text:span>) to (hui)<text:span text:style-name="T6">&gt;</text:span> <text:s/>… )</text:p>
      <text:p text:style-name="P1"/>
      <text:p text:style-name="P6"><text:span text:style-name="T1">This stage should produce </text:span><text:span text:style-name="T2">&lt;</text:span><text:span text:style-name="T4">(fail ...)</text:span><text:span text:style-name="T5">&gt;</text:span><text:span text:style-name="T1"> structures for invalid serializations, </text:span><text:span text:style-name="T2">such as serializing &lt;cheo c 2&gt; over &lt;nuo c&gt;. <text:s/></text:span><text:span text:style-name="T3">It may also have the power to eliminate additional interpretations.</text:span></text:p>
      <text:p text:style-name="P1"/>
      <text:p text:style-name="P3">Pretty-print<text:tab/>→ <text:s text:c="2"/>( <text:s/>“lủ to ru <text:span text:style-name="T7">lủ to ru gỉ na to pải na</text:span> na to hủi” <text:s/>“lủ to ru gỉ <text:span text:style-name="T7">pâi na</text:span> na to hủi” <text:s/>…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10-01T16:10:13.079476649</dc:date>
    <meta:editing-duration>PT4H16M4S</meta:editing-duration>
    <meta:editing-cycles>139</meta:editing-cycles>
    <meta:document-statistic meta:table-count="0" meta:image-count="0" meta:object-count="0" meta:page-count="1" meta:paragraph-count="10" meta:word-count="175" meta:character-count="948" meta:non-whitespace-character-count="752"/>
  </office:meta>
</office:document-meta>
</file>